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10ab0" officeooo:paragraph-rsid="0013d0f9"/>
    </style:style>
    <style:style style:name="P2" style:family="paragraph" style:parent-style-name="Text_20_body">
      <style:text-properties officeooo:rsid="0012e42e" officeooo:paragraph-rsid="0013d0f9"/>
    </style:style>
    <style:style style:name="P3" style:family="paragraph" style:parent-style-name="Horizontal_20_Line">
      <style:text-properties officeooo:paragraph-rsid="0013d0f9"/>
    </style:style>
    <style:style style:name="P4" style:family="paragraph" style:parent-style-name="Standard">
      <style:text-properties officeooo:rsid="0012e42e" officeooo:paragraph-rsid="0013d0f9"/>
    </style:style>
    <style:style style:name="P5" style:family="paragraph" style:parent-style-name="Heading_20_1">
      <style:text-properties officeooo:paragraph-rsid="0013d0f9"/>
    </style:style>
    <style:style style:name="P6" style:family="paragraph" style:parent-style-name="Heading_20_2">
      <style:text-properties officeooo:paragraph-rsid="0013d0f9"/>
    </style:style>
    <style:style style:name="P7" style:family="paragraph" style:parent-style-name="Heading_20_2">
      <style:text-properties officeooo:rsid="0012e42e" officeooo:paragraph-rsid="0013d0f9"/>
    </style:style>
    <style:style style:name="P8" style:family="paragraph" style:parent-style-name="Heading_20_3">
      <style:text-properties officeooo:rsid="001bb63b" officeooo:paragraph-rsid="0013d0f9"/>
    </style:style>
    <style:style style:name="P9" style:family="paragraph" style:parent-style-name="Standard">
      <style:text-properties officeooo:paragraph-rsid="0013d0f9"/>
    </style:style>
    <style:style style:name="P10" style:family="paragraph" style:parent-style-name="Standard">
      <style:text-properties officeooo:rsid="001560e6" officeooo:paragraph-rsid="001560e6"/>
    </style:style>
    <style:style style:name="P11" style:family="paragraph" style:parent-style-name="Standard">
      <style:text-properties officeooo:rsid="0012e42e" officeooo:paragraph-rsid="001560e6"/>
    </style:style>
    <style:style style:name="P12" style:family="paragraph" style:parent-style-name="Text_20_body">
      <style:text-properties officeooo:rsid="0012e42e" officeooo:paragraph-rsid="001560e6"/>
    </style:style>
    <style:style style:name="T1" style:family="text">
      <style:text-properties officeooo:rsid="0010d4de"/>
    </style:style>
    <style:style style:name="T2" style:family="text">
      <style:text-properties officeooo:rsid="00252b3e"/>
    </style:style>
    <style:style style:name="T3" style:family="text">
      <style:text-properties officeooo:rsid="0012130a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fo:font-weight="bold" officeooo:rsid="0012e42e" style:font-weight-asian="bold" style:font-weight-complex="bold"/>
    </style:style>
    <style:style style:name="T7" style:family="text">
      <style:text-properties style:font-name="Liberation Serif" fo:font-weight="bold" officeooo:rsid="00210ab0" style:font-weight-asian="bold" style:font-weight-complex="bold"/>
    </style:style>
    <style:style style:name="T8" style:family="text">
      <style:text-properties style:font-name="Liberation Serif" officeooo:rsid="0007327b"/>
    </style:style>
    <style:style style:name="T9" style:family="text">
      <style:text-properties style:font-name="Liberation Serif" officeooo:rsid="00210ab0"/>
    </style:style>
    <style:style style:name="T10" style:family="text">
      <style:text-properties style:font-name="Liberation Serif" officeooo:rsid="0012e42e"/>
    </style:style>
    <style:style style:name="T11" style:family="text">
      <style:text-properties style:font-name="Liberation Serif" officeooo:rsid="0012bd2d"/>
    </style:style>
    <style:style style:name="T12" style:family="text">
      <style:text-properties style:font-name="Liberation Serif" officeooo:rsid="001560e6"/>
    </style:style>
    <style:style style:name="T13" style:family="text">
      <style:text-properties officeooo:rsid="0013d0f9"/>
    </style:style>
    <style:style style:name="T14" style:family="text">
      <style:text-properties officeooo:rsid="001560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er Stor<text:span text:style-name="T3">ies</text:span></text:p>
      <text:p text:style-name="Subtitle">Bénévole</text:p>
      <text:h text:style-name="P6" text:outline-level="2">Accéder <text:span text:style-name="T2">au</text:span><text:span text:style-name="T1">x taches </text:span><text:span text:style-name="T14">d’un élève</text:span></text:h>
      <text:p text:style-name="P1">En tant qu<text:span text:style-name="T13">e bénévole</text:span>, j’aimerais pouvoir accéder <text:span text:style-name="T13">aux taches </text:span><text:span text:style-name="T14">d’un élève.</text:span></text:p>
      <text:h text:style-name="P8" text:outline-level="3">Critères d’acceptations</text:h>
      <text:p text:style-name="P9"><text:span text:style-name="T5">Étant donner</text:span><text:span text:style-name="T4"> que je suis </text:span><text:span text:style-name="T8">authentifié</text:span><text:span text:style-name="T4">. </text:span><text:span text:style-name="T5">Quand</text:span><text:span text:style-name="T4"> je </text:span><text:span text:style-name="T8">clique sur le lien d</text:span><text:span text:style-name="T11">es taches</text:span><text:span text:style-name="T8">.</text:span><text:span text:style-name="T4"> </text:span><text:span text:style-name="T5">Alors</text:span><text:span text:style-name="T4">, </text:span><text:span text:style-name="T9">je suis </text:span><text:span text:style-name="T8">envoyé</text:span><text:span text:style-name="T9"> sur la page </text:span><text:span text:style-name="T11">taches</text:span><text:span text:style-name="T9">.</text:span></text:p>
      <text:p text:style-name="P10"><text:span text:style-name="T7">Étant</text:span><text:span text:style-name="T4"> </text:span><text:span text:style-name="T5">donner</text:span><text:span text:style-name="T4"> que je suis sur la page des taches. </text:span><text:span text:style-name="T5">Quand</text:span><text:span text:style-name="T4"> je sélectionne un élève. </text:span><text:span text:style-name="T5">Alors,</text:span><text:span text:style-name="T4"> je vois sa liste de tache.</text:span></text:p>
      <text:p text:style-name="P3"/>
      <text:h text:style-name="P7" text:outline-level="2">Consulter une tache <text:span text:style-name="T14">d’un élève</text:span></text:h>
      <text:p text:style-name="P2">En tant qu<text:span text:style-name="T14">e bénévole</text:span>, j’aimerais pouvoir <text:span text:style-name="T14">la</text:span> tache <text:span text:style-name="T14">d’un élève</text:span>.</text:p>
      <text:h text:style-name="P8" text:outline-level="3">Critères d’acceptations</text:h>
      <text:p text:style-name="P4"><text:span text:style-name="T5">Étant donner</text:span><text:span text:style-name="T4"> que je </text:span><text:span text:style-name="T12">suis sur la liste des taches d’un élève</text:span><text:span text:style-name="T4">. </text:span><text:span text:style-name="T5">Quand</text:span><text:span text:style-name="T4"> je </text:span><text:span text:style-name="T8">clique sur </text:span><text:span text:style-name="T4">une tache</text:span><text:span text:style-name="T8">.</text:span><text:span text:style-name="T4"> </text:span><text:span text:style-name="T5">Alors</text:span><text:span text:style-name="T4">, je peux la consulter</text:span><text:span text:style-name="T9">.</text:span></text:p>
      <text:p text:style-name="P3"/>
      <text:h text:style-name="P5" text:outline-level="1">Éditer une tache <text:span text:style-name="T14">d’un élève</text:span></text:h>
      <text:p text:style-name="P12">En tant qu<text:span text:style-name="T14">e bénévole</text:span>, j’aimerais pouvoir éditer <text:span text:style-name="T14">la</text:span> tache <text:span text:style-name="T14">d’un élève</text:span>.</text:p>
      <text:h text:style-name="P8" text:outline-level="3">Critères d’acceptations</text:h>
      <text:p text:style-name="P4"><text:span text:style-name="T5">Étant donner</text:span><text:span text:style-name="T4"> que je consulte </text:span><text:span text:style-name="T12">la tache d’un élève</text:span><text:span text:style-name="T4">. </text:span><text:span text:style-name="T5">Quand</text:span><text:span text:style-name="T4"> je l’édite et que j’appuie sur le bouton d’enregistrement</text:span><text:span text:style-name="T8">.</text:span><text:span text:style-name="T4"> </text:span><text:span text:style-name="T5">Alors</text:span><text:span text:style-name="T4">, la tache est mise à jours</text:span><text:span text:style-name="T9">.</text:span></text:p>
      <text:p text:style-name="P3"/>
      <text:h text:style-name="P6" text:outline-level="2">Ajouter une tache</text:h>
      <text:p text:style-name="P12">En tant qu<text:span text:style-name="T14">e bénévole</text:span>, j’aimerais pouvoir ajouter une tache <text:span text:style-name="T14">à un élève.</text:span></text:p>
      <text:h text:style-name="P8" text:outline-level="3">Critères d’acceptations</text:h>
      <text:p text:style-name="P11"><text:span text:style-name="T6">Étant donner</text:span><text:span text:style-name="T10"> </text:span><text:span text:style-name="T4">que je </text:span><text:span text:style-name="T12">suis sur la liste des taches d’un élève</text:span><text:span text:style-name="T10">. </text:span><text:span text:style-name="T6">Quand</text:span><text:span text:style-name="T10"> je </text:span><text:span text:style-name="T8">clique sur le </text:span><text:span text:style-name="T10">bouton d’ajout de tache</text:span><text:span text:style-name="T8">.</text:span><text:span text:style-name="T10"> </text:span><text:span text:style-name="T6">Alors</text:span><text:span text:style-name="T10">, je peux saisir une nouvelle tache </text:span><text:span text:style-name="T12">pour cet élève</text:span><text:span text:style-name="T9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17:12:02.310000000</meta:creation-date>
    <dc:date>2022-02-26T11:51:18.865000000</dc:date>
    <meta:editing-duration>PT17M38S</meta:editing-duration>
    <meta:editing-cycles>7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9" meta:word-count="197" meta:character-count="1150" meta:non-whitespace-character-count="972"/>
  </office:meta>
</office:document-meta>
</file>